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all_resul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T1 accuracy</text:p>
          </table:table-cell>
          <table:table-cell office:value-type="string" calcext:value-type="string">
            <text:p>T1 p value</text:p>
          </table:table-cell>
          <table:table-cell office:value-type="string" calcext:value-type="string">
            <text:p>T5 accuracy</text:p>
          </table:table-cell>
          <table:table-cell office:value-type="string" calcext:value-type="string">
            <text:p>T5 p value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labelm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 and labelm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 and labelm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</table:table>
      <table:table table:name="zero,zero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: 68.00%</text:p>
          </table:table-cell>
          <table:table-cell office:value-type="string" calcext:value-type="string">
            <text:p>T5: 8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4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 text:c="2"/>0.80000000000000004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1614925 bald eagle, American eagle, Haliaeetus leucocephalu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690373 airliner', 0.69999999999999996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73569 speedboat', 0.80000000000000004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285008 sports car, sport car', 0.59999999999999998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08432 kite',</text:p>
          </table:table-cell>
          <table:table-cell table:number-columns-repeated="4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662 German shepherd, German shepherd dog, German police dog, alsati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0735 English sette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66245 grey whale, gray whale, devilfish, Eschrichtius gibbosus, Eschrichtius robust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17914 ibex, Capra ibex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981792 catamar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9246464 cliff, drop, drop-off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style-name="ce1" office:value-type="percentage" office:value="0.73" calcext:value-type="percentage">
            <text:p>73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9193705 alp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100240 convertibl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5"/>
        </table:table-row>
      </table:table>
      <table:table table:name="zero,on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: 34%</text:p>
          </table:table-cell>
          <table:table-cell table:style-name="ce1" office:value-type="string" calcext:value-type="string">
            <text:p>T5: 56.9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4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1614925 bald eagle, American eagle, Haliaeetus leucocephalus', 1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4592741 wing',</text:p>
          </table:table-cell>
          <table:table-cell table:number-columns-repeated="4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690373 airliner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73569 speedboat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85008 sports car, sport car', 0.69999999999999996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030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11500 Great Pyrenee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3307 trimar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5"/>
        </table:table-row>
      </table:table>
      <table:table table:name="one,two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: 73%</text:p>
          </table:table-cell>
          <table:table-cell table:style-name="ce1" office:value-type="string" calcext:value-type="string">
            <text:p>T5: 8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4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1614925 bald eagle, American eagle, Haliaeetus leucocephalus', 1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4592741 wing',</text:p>
          </table:table-cell>
          <table:table-cell table:number-columns-repeated="4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690373 airliner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73569 speedboat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85008 sports car, sport car', 0.69999999999999996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030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11500 Great Pyrenee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3307 trimar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5"/>
        </table:table-row>
      </table:table>
      <table:table table:name="one,one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1 68%</text:p>
          </table:table-cell>
          <table:table-cell office:value-type="string" calcext:value-type="string">
            <text:p>T5 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5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 text:c="2"/>0.80000000000000004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/>['n01614925 bald eagle, American eagle, Haliaeetus leucocephalu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690373 airliner', 0.69999999999999996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273569 speedboat', 0.80000000000000004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/>['n04285008 sports car, sport car', 0.59999999999999998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08432 kite',</text:p>
          </table:table-cell>
          <table:table-cell table:number-columns-repeated="5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662 German shepherd, German shepherd dog, German police dog, alsati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0735 English sette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66245 grey whale, gray whale, devilfish, Eschrichtius gibbosus, Eschrichtius robust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17914 ibex, Capra ibex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981792 catamar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246464 cliff, drop, drop-off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193705 alp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100240 convertibl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6"/>
        </table:table-row>
      </table:table>
      <table:table table:name="two,two" table:style-name="ta1"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t1 <text:span text:style-name="T1">69.99%</text:span></text:p>
          </table:table-cell>
          <table:table-cell office:value-type="string" calcext:value-type="string">
            <text:p>T5 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5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 text:c="2"/>0.80000000000000004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/>['n01614925 bald eagle, American eagle, Haliaeetus leucocephalus', 1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4592741 wing',</text:p>
          </table:table-cell>
          <table:table-cell table:number-columns-repeated="5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690373 airliner', 0.69999999999999996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146614 school bus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273569 speedboat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285008 sports car, sport car', 0.59999999999999998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662 German shepherd, German shepherd dog, German police dog, alsati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0735 English sette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66245 grey whale, gray whale, devilfish, Eschrichtius gibbosus, Eschrichtius robust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17914 ibex, Capra ibex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981792 catamar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246464 cliff, drop, drop-off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193705 alp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100240 convertibl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6"/>
        </table:table-row>
      </table:table>
      <table:table table:name="attention_accuracy_images_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5</text:p>
          </table:table-cell>
        </table:table-row>
        <table:table-row table:style-name="ro1">
          <table:table-cell office:value-type="string" calcext:value-type="string">
            <text:p>1_1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9" calcext:value-type="percentage">
            <text:p>89.00%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9" calcext:value-type="percentage">
            <text:p>89.00%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86" calcext:value-type="percentage">
            <text:p>86.00%</text:p>
          </table:table-cell>
        </table:table-row>
      </table:table>
      <table:table table:name="MIRC_overla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[1.0,</text:p>
          </table:table-cell>
          <table:table-cell/>
          <table:table-cell office:value-type="string" calcext:value-type="string">
            <text:p>['original_MIRC_composites/mircs0.JPEG.svg',</text:p>
          </table:table-cell>
        </table:table-row>
        <table:table-row table:style-name="ro1">
          <table:table-cell office:value-type="string" calcext:value-type="string">
            <text:p><text:s/>0.39130434782608697,</text:p>
          </table:table-cell>
          <table:table-cell/>
          <table:table-cell office:value-type="string" calcext:value-type="string">
            <text:p><text:s/>'original_MIRC_composites/mircs1.JPEG.svg',</text:p>
          </table:table-cell>
        </table:table-row>
        <table:table-row table:style-name="ro1">
          <table:table-cell office:value-type="string" calcext:value-type="string">
            <text:p><text:s/>0.80952380952380953,</text:p>
          </table:table-cell>
          <table:table-cell/>
          <table:table-cell office:value-type="string" calcext:value-type="string">
            <text:p><text:s/>'original_MIRC_composites/mircs2.JPEG.svg',</text:p>
          </table:table-cell>
        </table:table-row>
        <table:table-row table:style-name="ro1">
          <table:table-cell office:value-type="string" calcext:value-type="string">
            <text:p><text:s/>0.59999999999999998,</text:p>
          </table:table-cell>
          <table:table-cell/>
          <table:table-cell office:value-type="string" calcext:value-type="string">
            <text:p><text:s/>'original_MIRC_composites/mircs3.JPEG.svg',</text:p>
          </table:table-cell>
        </table:table-row>
        <table:table-row table:style-name="ro1">
          <table:table-cell office:value-type="string" calcext:value-type="string">
            <text:p><text:s/>0.21052631578947367,</text:p>
          </table:table-cell>
          <table:table-cell/>
          <table:table-cell office:value-type="string" calcext:value-type="string">
            <text:p><text:s/>'original_MIRC_composites/mircs4.JPEG.svg',</text:p>
          </table:table-cell>
        </table:table-row>
        <table:table-row table:style-name="ro1">
          <table:table-cell office:value-type="string" calcext:value-type="string">
            <text:p><text:s/>0.84999999999999998,</text:p>
          </table:table-cell>
          <table:table-cell/>
          <table:table-cell office:value-type="string" calcext:value-type="string">
            <text:p><text:s/>'original_MIRC_composites/mircs5.JPEG.svg',</text:p>
          </table:table-cell>
        </table:table-row>
        <table:table-row table:style-name="ro1">
          <table:table-cell office:value-type="string" calcext:value-type="string">
            <text:p><text:s/>0.90000000000000002,</text:p>
          </table:table-cell>
          <table:table-cell/>
          <table:table-cell office:value-type="string" calcext:value-type="string">
            <text:p><text:s/>'original_MIRC_composites/mircs6.JPEG.svg',</text:p>
          </table:table-cell>
        </table:table-row>
        <table:table-row table:style-name="ro1">
          <table:table-cell office:value-type="string" calcext:value-type="string">
            <text:p><text:s/>0.76923076923076927,</text:p>
          </table:table-cell>
          <table:table-cell/>
          <table:table-cell office:value-type="string" calcext:value-type="string">
            <text:p><text:s/>'original_MIRC_composites/mircs7.JPEG.svg',</text:p>
          </table:table-cell>
        </table:table-row>
        <table:table-row table:style-name="ro1">
          <table:table-cell office:value-type="string" calcext:value-type="string">
            <text:p><text:s/>0.80000000000000004,</text:p>
          </table:table-cell>
          <table:table-cell/>
          <table:table-cell office:value-type="string" calcext:value-type="string">
            <text:p><text:s/>'original_MIRC_composites/mircs8.JPEG.svg',</text:p>
          </table:table-cell>
        </table:table-row>
        <table:table-row table:style-name="ro1">
          <table:table-cell office:value-type="string" calcext:value-type="string">
            <text:p><text:s/>0.625]</text:p>
          </table:table-cell>
          <table:table-cell/>
          <table:table-cell office:value-type="string" calcext:value-type="string">
            <text:p><text:s/>'original_MIRC_composites/mircs9.JPEG.svg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2:27:40.987374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07:25.298740575</meta:creation-date>
    <dc:date>2016-11-02T11:28:30.308209512</dc:date>
    <meta:editing-duration>P2DT18H38M41S</meta:editing-duration>
    <meta:editing-cycles>9</meta:editing-cycles>
    <meta:generator>LibreOffice/4.2.8.2$Linux_X86_64 LibreOffice_project/420m0$Build-2</meta:generator>
    <meta:document-statistic meta:table-count="8" meta:cell-count="746" meta:object-count="0"/>
  </office:meta>
</office:document-meta>
</file>